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5.473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4.12cm"/>
    </style:style>
    <style:style style:name="co6" style:family="table-column">
      <style:table-column-properties fo:break-before="auto" style:column-width="2.868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2.267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 fo:border="0.002cm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row table:style-name="ro2">
          <table:table-cell table:style-name="ce1" office:value-type="string">
            <text:p><text:a xlink:href="python://setLang(lang%20or%20%22en_US%22)">setLang(lang or "en_US")</text:a></text:p>
          </table:table-cell>
          <table:table-cell table:style-name="Default" table:number-columns-repeated="8"/>
        </table:table-row>
        <table:table-row table:style-name="ro2">
          <table:table-cell office:value-type="string">
            <text:p>EAN</text:p>
          </table:table-cell>
          <table:table-cell office:value-type="string">
            <text:p>Ref</text:p>
          </table:table-cell>
          <table:table-cell office:value-type="string">
            <text:p>Nombre</text:p>
          </table:table-cell>
          <table:table-cell office:value-type="string">
            <text:p>Categoria</text:p>
          </table:table-cell>
          <table:table-cell office:value-type="string">
            <text:p>Stock real</text:p>
          </table:table-cell>
          <table:table-cell office:value-type="string">
            <text:p>Stock virtual</text:p>
          </table:table-cell>
          <table:table-cell office:value-type="string">
            <text:p><text:a xlink:href="python://for%20each=%22pricelist%20in%20pricelists%22">for each pricelist</text:a></text:p>
          </table:table-cell>
          <table:table-cell office:value-type="string">
            <text:p><text:a xlink:href="python://pricelist.name">pricelist.name</text:a></text:p>
          </table:table-cell>
          <table:table-cell office:value-type="string">
            <text:p><text:a xlink:href="python:///for">end for</text:a></text:p>
          </table:table-cell>
        </table:table-row>
        <table:table-row table:style-name="ro2">
          <table:table-cell office:value-type="string">
            <text:p><text:a xlink:href="python://for%20each=%22product%20in%20products%22">for each product</text:a></text:p>
          </table:table-cell>
          <table:table-cell table:number-columns-repeated="8"/>
        </table:table-row>
        <table:table-row table:style-name="ro2">
          <table:table-cell office:value-type="string">
            <text:p><text:a xlink:href="python://product.ean13">product.ean13</text:a></text:p>
          </table:table-cell>
          <table:table-cell office:value-type="string">
            <text:p><text:a xlink:href="python://product.default_code">product.default_code</text:a></text:p>
          </table:table-cell>
          <table:table-cell office:value-type="string">
            <text:p><text:a xlink:href="python://product.name">product.name</text:a> <text:a xlink:href="python://print_product_uom%20and%20'('%20+%20product.uom_id.name%20+%20')'">unidades</text:a></text:p>
          </table:table-cell>
          <table:table-cell office:value-type="string">
            <text:p><text:a xlink:href="python://product.categ_id.complete_name">product.categ_id.complete_name</text:a></text:p>
          </table:table-cell>
          <table:table-cell office:value-type="string">
            <text:p><text:a xlink:href="python://product.qty_available">product.qty_available</text:a></text:p>
          </table:table-cell>
          <table:table-cell office:value-type="string">
            <text:p><text:a xlink:href="python://product.virtual_available">product.virtual_available</text:a></text:p>
          </table:table-cell>
          <table:table-cell office:value-type="string">
            <text:p><text:a xlink:href="python://for%20each=%22pricelist%20in%20pricelists%22">for each pricelist</text:a></text:p>
          </table:table-cell>
          <table:table-cell office:value-type="string">
            <text:p><text:a xlink:href="python://get_price(product,%20pricelist)">product.price</text:a></text:p>
          </table:table-cell>
          <table:table-cell office:value-type="string">
            <text:p><text:a xlink:href="python:///for">end for</text:a></text:p>
          </table:table-cell>
        </table:table-row>
        <table:table-row table:style-name="ro2">
          <table:table-cell table:style-name="Default" office:value-type="string">
            <text:p><text:a xlink:href="python:///for">end for</text:a></text:p>
          </table:table-cell>
          <table:table-cell table:style-name="Default"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8/07/2015</text:date>, <text:time>18:2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1-11T17:42:46</meta:creation-date>
    <meta:generator>OpenOffice/4.1.0$Unix OpenOffice.org_project/410m18$Build-9764</meta:generator>
    <dc:date>2015-07-08T18:24:00</dc:date>
    <meta:editing-duration>PT4H40M27S</meta:editing-duration>
    <meta:editing-cycles>48</meta:editing-cycles>
    <meta:document-statistic meta:table-count="3" meta:cell-count="21" meta:object-count="0"/>
  </office:meta>
</office:document-meta>
</file>